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d8e4" officeooo:paragraph-rsid="0025d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and gathering part 4</text:p>
      <text:p text:style-name="P1"/>
      <text:p text:style-name="P1">Hello, and welcome to the final section of sorting and gathering. In this video we will be talking about our last partition function std::partition_copy</text:p>
      <text:p text:style-name="P1"/>
      <text:p text:style-name="P1">This is the signature of partition_copy, as you can see it takes in 2 input iterators, and 2 output iterators, as well as a predicate. It also returns a std::pair of iterators. </text:p>
      <text:p text:style-name="P1"/>
      <text:p text:style-name="P1">Std::partition_copy will copy the elements from the input range to two different ranges depending on the value returned by the predicate p. The elements that satisfy the predicate p are copied to the range beginning at d_first_true. The rest of the elements are copied to the range beginning at d_first_false. The behabior of this function is undefined if the input range overlaps either of the output ranges. When complete it returns a std::pair of end iterators for the true and false ranges. Lets take a look at an example to make this more clear. </text:p>
      <text:p text:style-name="P1"/>
      <text:p text:style-name="P1">&lt;partition_copy.cpp&gt;</text:p>
      <text:p text:style-name="P1"/>
      <text:p text:style-name="P1">In the next video, we will get into searching and find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bold" style:letter-kerning="true" style:font-size-asian="22pt" style:font-style-asian="normal" style:font-weight-asian="bold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vid_7e_LT_7e_Gliederung_20_1" style:display-name="Vivid~LT~Gliederung 1" style:family="paragraph" style:default-outline-level="">
      <style:paragraph-properties fo:margin-top="0in" fo:margin-bottom="0.1717in" loext:contextual-spacing="false" fo:text-align="start" style:justify-single-word="false" fo:orphans="2" fo:widows="2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in" fo:margin-bottom="0.1563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in" fo:margin-bottom="0.1181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in" fo:margin-bottom="0.0783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8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paragraph-properties fo:text-align="start" style:justify-single-word="false" fo:orphans="2" fo:widows="2" style:writing-mode="lr-tb"/>
      <style:text-properties fo:color="#dbf5f9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1" style:display-name="Vivid1~LT~Gliederung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Gliederung_20_2" style:display-name="Vivid1~LT~Gliederung 2" style:family="paragraph" style:parent-style-name="Vivid1_7e_LT_7e_Gliederung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1_7e_LT_7e_Gliederung_20_3" style:display-name="Vivid1~LT~Gliederung 3" style:family="paragraph" style:parent-style-name="Vivid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4" style:display-name="Vivid1~LT~Gliederung 4" style:family="paragraph" style:parent-style-name="Vivid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5" style:display-name="Vivid1~LT~Gliederung 5" style:family="paragraph" style:parent-style-name="Vivid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6" style:display-name="Vivid1~LT~Gliederung 6" style:family="paragraph" style:parent-style-name="Vivid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7" style:display-name="Vivid1~LT~Gliederung 7" style:family="paragraph" style:parent-style-name="Vivid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8" style:display-name="Vivid1~LT~Gliederung 8" style:family="paragraph" style:parent-style-name="Vivid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9" style:display-name="Vivid1~LT~Gliederung 9" style:family="paragraph" style:parent-style-name="Vivid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Titel" style:display-name="Vivid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Untertitel" style:display-name="Vivid1~LT~Untertitel" style:family="paragraph" style:default-outline-level="">
      <style:paragraph-properties fo:text-align="center" style:justify-single-word="false" fo:orphans="2" fo:widows="2" style:writing-mode="lr-tb"/>
      <style:text-properties fo:color="#04617b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Notizen" style:display-name="Vivid1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Hintergrundobjekte" style:display-name="Vivid1~LT~Hintergrundobjekte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1_7e_LT_7e_Hintergrund" style:display-name="Vivid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vid2_7e_LT_7e_Gliederung_20_1" style:display-name="Vivid2~LT~Gliederung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Gliederung_20_2" style:display-name="Vivid2~LT~Gliederung 2" style:family="paragraph" style:parent-style-name="Vivid2_7e_LT_7e_Gliederung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2_7e_LT_7e_Gliederung_20_3" style:display-name="Vivid2~LT~Gliederung 3" style:family="paragraph" style:parent-style-name="Vivid2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4" style:display-name="Vivid2~LT~Gliederung 4" style:family="paragraph" style:parent-style-name="Vivid2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5" style:display-name="Vivid2~LT~Gliederung 5" style:family="paragraph" style:parent-style-name="Vivid2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6" style:display-name="Vivid2~LT~Gliederung 6" style:family="paragraph" style:parent-style-name="Vivid2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7" style:display-name="Vivid2~LT~Gliederung 7" style:family="paragraph" style:parent-style-name="Vivid2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8" style:display-name="Vivid2~LT~Gliederung 8" style:family="paragraph" style:parent-style-name="Vivid2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Gliederung_20_9" style:display-name="Vivid2~LT~Gliederung 9" style:family="paragraph" style:parent-style-name="Vivid2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Titel" style:display-name="Vivid2~LT~Titel" style:family="paragraph" style:default-outline-level="">
      <style:paragraph-properties fo:text-align="start" style:justify-single-word="false" fo:orphans="2" fo:widows="2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Untertitel" style:display-name="Vivid2~LT~Untertitel" style:family="paragraph" style:default-outline-level="">
      <style:paragraph-properties fo:text-align="center" style:justify-single-word="false" fo:orphans="2" fo:widows="2" style:writing-mode="lr-tb"/>
      <style:text-properties fo:color="#04617b" style:text-outline="false" style:text-line-through-style="none" style:text-line-through-type="none" style:font-name="Source Sans Pro Black" fo:font-family="'Source Sans Pro Black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Notizen" style:display-name="Vivid2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Hintergrundobjekte" style:display-name="Vivid2~LT~Hintergrundobjekte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2_7e_LT_7e_Hintergrund" style:display-name="Vivid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04T14:57:36.957172611</dc:date>
    <meta:editing-duration>PT3H4M4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67" meta:character-count="987" meta:non-whitespace-character-count="823"/>
  </office:meta>
</office:document-meta>
</file>